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fo:font-size="18pt" officeooo:paragraph-rsid="001ad8cd" style:font-size-asian="18pt" style:font-name-complex="Alvi Nastaleeq" style:font-size-complex="18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8pt" officeooo:paragraph-rsid="001ad8cd" style:font-size-asian="18pt" style:font-name-complex="Alvi Nastaleeq" style:font-size-complex="18pt"/>
    </style:style>
    <style:style style:name="P3" style:family="paragraph" style:parent-style-name="Text_20_body">
      <style:paragraph-properties fo:text-align="end" style:justify-single-word="false" style:writing-mode="rl-tb"/>
      <style:text-properties fo:font-size="18pt" officeooo:paragraph-rsid="001c0f66" style:font-size-asian="18pt" style:font-name-complex="Alvi Nastaleeq" style:font-size-complex="18pt"/>
    </style:style>
    <style:style style:name="P4" style:family="paragraph" style:parent-style-name="Standard">
      <style:text-properties officeooo:paragraph-rsid="001ad8cd"/>
    </style:style>
    <style:style style:name="P5" style:family="paragraph" style:parent-style-name="Text_20_body">
      <style:text-properties officeooo:paragraph-rsid="001ad8cd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1ad8cd" style:language-complex="ar" style:country-complex="SA"/>
    </style:style>
    <style:style style:name="T3" style:family="text">
      <style:text-properties officeooo:rsid="001ad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ہر صنم کعبے میں حیران نظر آتا ہے<text:line-break/>کیا <text:span text:style-name="T1">ا</text:span><text:span text:style-name="T2">ِ</text:span><text:span text:style-name="T1">سے</text:span> موت کا سامان نظر آتا ہے</text:p>
      <text:p text:style-name="P1"/>
      <text:p text:style-name="P1">ماں اکیلی تھیں، علیؑ روئے نہیں کعبے میں<text:line-break/><text:span text:style-name="T2">غا</text:span>ر میں کس لیے طوفان نظر آتا ہے</text:p>
      <text:p text:style-name="P2"/>
      <text:p text:style-name="P2">فاطمہؑ بنتِ اسد سے کہا کعبے میں چلیں</text:p>
      <text:p text:style-name="P2">بے علیؑ گھر میرا سُنساں نظر آتا ہے</text:p>
      <text:p text:style-name="P2"/>
      <text:p text:style-name="P3">آج ہاتھوں پہ اُٹھائے ہیں علیؑ کو احمدؐ<text:line-break/>یعنی قرآن پہ قرآں نظر آتا ہے</text:p>
      <text:p text:style-name="P2"/>
      <text:p text:style-name="P2">میزباں عرش پہ اِک روز یہی تو ہوگا</text:p>
      <text:p text:style-name="P2">آج کعبے میں جو مہمان نظر آتا ہے</text:p>
      <text:p text:style-name="P1"/>
      <text:p text:style-name="P1">نعرۂ حیدری مستوں کی زباں سے سن کر<text:line-break/>مولوی سخت پریشان نظر آتا ہے</text:p>
      <text:p text:style-name="P2"/>
      <text:p text:style-name="P2"><text:span text:style-name="T1">فخرِ</text:span> آدمؑ سے جو جلتا ہے تو اُس پر لعنت</text:p>
      <text:p text:style-name="P2">کب یہ انسان ہے شیطان نظر آتا ہے</text:p>
      <text:p text:style-name="P1"/>
      <text:p text:style-name="P1">جس نے مکار سیاست کو دیا دین کا نام<text:line-break/>خاندانِ ابو سفیان نظر آتا ہے</text:p>
      <text:p text:style-name="P1"/>
      <text:p text:style-name="P2"><text:soft-page-break/>پا کے ہر بیت کے بدلے میں اثرؔ بیتِ جناں</text:p>
      <text:p text:style-name="P2">مِلک میں مُلکِ سلیمان نظر آتا ہے</text:p>
      <text:p text:style-name="P2"/>
      <text:p text:style-name="P2"/>
      <text:p text:style-name="P4">Har sanam kabay main hairaan nazar aata hai</text:p>
      <text:p text:style-name="Standard">kiya ise maut ka samaan nazar aata hai</text:p>
      <text:p text:style-name="Standard"/>
      <text:p text:style-name="Standard">maan akeli thin Ali roye nahin kaabe mein</text:p>
      <text:p text:style-name="Standard">ghaar mein kis liye tufaan nazar aata hai</text:p>
      <text:p text:style-name="Standard"/>
      <text:p text:style-name="P5">Fatima bint-e-Asad se kaha Ka‘bay mein chalen<text:line-break/>Be-Ali ghar mera sunsaan nazar aata hai</text:p>
      <text:p text:style-name="Standard">aaj haathon pe uthaye hain ali ko ahmad</text:p>
      <text:p text:style-name="Standard">yani quran pa quran nazar aata hai</text:p>
      <text:p text:style-name="Standard"/>
      <text:p text:style-name="P5">Mezban arsh pe ik roz yahi to hoga<text:line-break/>Aaj Ka‘bay mein jo mehman nazar aata hai</text:p>
      <text:p text:style-name="Standard"/>
      <text:p text:style-name="Standard">naara-e-haideri maston ki zabaan se sunkar</text:p>
      <text:p text:style-name="Standard">maulvi sakht pareshaan nazar aata hai</text:p>
      <text:p text:style-name="Standard"/>
      <text:p text:style-name="P5">Fakhr-e-Adam se jo jalta hai to us par laanat<text:line-break/>Kab yeh insaan hai shaitan nazar aata hai</text:p>
      <text:p text:style-name="Standard"/>
      <text:p text:style-name="Standard">jisne makkar siyasat ko diya din ka naam</text:p>
      <text:p text:style-name="Standard">khaandan-e-abu sufyan nazar aata hai</text:p>
      <text:p text:style-name="Standard"/>
      <text:p text:style-name="P5">Pa ke har bait ke badlay mein Asar bait-e-jinan<text:line-break/>M<text:span text:style-name="T3">i</text:span>lk mein mulk-e-Suleman nazar aata ha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46:46.505193800</meta:creation-date>
    <dc:date>2026-01-21T16:58:26.680880300</dc:date>
    <meta:editing-duration>PT1M26S</meta:editing-duration>
    <meta:editing-cycles>1</meta:editing-cycles>
    <meta:document-statistic meta:table-count="0" meta:image-count="0" meta:object-count="0" meta:page-count="2" meta:paragraph-count="27" meta:word-count="277" meta:character-count="1307" meta:non-whitespace-character-count="1057"/>
    <meta:generator>LibreOffice/25.8.4.2$Windows_X86_64 LibreOffice_project/290daaa01b999472f0c7a3890eb6a550fd74c6df</meta:generator>
  </office:meta>
</office:document-meta>
</file>